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6A9000002370FB30EA1.png" manifest:media-type="image/png"/>
  <manifest:file-entry manifest:full-path="Pictures/1000000100000703000002E89C0AD181.png" manifest:media-type="image/png"/>
  <manifest:file-entry manifest:full-path="Pictures/10000001000006B300000220C8B470FE.png" manifest:media-type="image/png"/>
  <manifest:file-entry manifest:full-path="Pictures/10000001000006E3000002EC282C2FC1.png" manifest:media-type="image/png"/>
  <manifest:file-entry manifest:full-path="Pictures/10000001000003DC000001D7D022312D.png" manifest:media-type="image/png"/>
  <manifest:file-entry manifest:full-path="Pictures/1000000100000471000002AE64B5A573.png" manifest:media-type="image/png"/>
  <manifest:file-entry manifest:full-path="Pictures/10000001000004450000013A4F8762A5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BabelStone Han" svg:font-family="'BabelStone Han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/>
    <style:style style:name="gr1" style:family="graphic">
      <style:graphic-properties style:writing-mode="lr-tb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0.454cm" fo:min-width="0.204cm" fo:wrap-option="wrap" style:writing-mode="lr-tb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fo:text-align="center" style:writing-mode="lr-tb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 draw:style-name="gr1">
          <draw:frame draw:style-name="gr2" draw:text-style-name="P1" draw:layer="layout" svg:width="18.999cm" svg:height="5.456cm" svg:x="1.191cm" svg:y="8.017cm">
            <draw:image xlink:href="Pictures/10000001000004450000013A4F8762A5.png" xlink:type="simple" xlink:show="embed" xlink:actuate="onLoad" draw:mime-type="image/png">
              <text:p/>
            </draw:image>
          </draw:frame>
          <draw:custom-shape draw:style-name="gr3" draw:text-style-name="P3" draw:layer="layout" svg:width="1cm" svg:height="1cm" svg:x="17.75cm" svg:y="8.05cm">
            <text:p text:style-name="P2">1</text:p>
            <draw:enhanced-geometry svg:viewBox="0 0 21600 21600" draw:glue-points="10800 0 3160 3160 0 10800 3160 18440 10800 21600 18440 18440 21600 10800 18440 3160 ?f14 ?f15" draw:text-areas="3200 3200 18400 18400" draw:type="round-callout" draw:modifiers="30555.044955045 16485.9140859141" draw:enhanced-path="W 0 0 21600 21600 ?f22 ?f23 ?f18 ?f19 L ?f14 ?f15 Z N">
              <draw:equation draw:name="f0" draw:formula="$0 -10800"/>
              <draw:equation draw:name="f1" draw:formula="$1 -10800"/>
              <draw:equation draw:name="f2" draw:formula="?f0 *?f0 "/>
              <draw:equation draw:name="f3" draw:formula="?f1 *?f1 "/>
              <draw:equation draw:name="f4" draw:formula="?f2 +?f3 "/>
              <draw:equation draw:name="f5" draw:formula="sqrt(?f4 )"/>
              <draw:equation draw:name="f6" draw:formula="?f5 -10800"/>
              <draw:equation draw:name="f7" draw:formula="atan2(?f1 ,?f0 )/(pi/180)"/>
              <draw:equation draw:name="f8" draw:formula="?f7 -10"/>
              <draw:equation draw:name="f9" draw:formula="?f7 +10"/>
              <draw:equation draw:name="f10" draw:formula="10800*cos(?f7 *(pi/180))"/>
              <draw:equation draw:name="f11" draw:formula="10800*sin(?f7 *(pi/180))"/>
              <draw:equation draw:name="f12" draw:formula="?f10 +10800"/>
              <draw:equation draw:name="f13" draw:formula="?f11 +10800"/>
              <draw:equation draw:name="f14" draw:formula="if(?f6 ,$0 ,?f12 )"/>
              <draw:equation draw:name="f15" draw:formula="if(?f6 ,$1 ,?f13 )"/>
              <draw:equation draw:name="f16" draw:formula="10800*cos(?f8 *(pi/180))"/>
              <draw:equation draw:name="f17" draw:formula="10800*sin(?f8 *(pi/180))"/>
              <draw:equation draw:name="f18" draw:formula="?f16 +10800"/>
              <draw:equation draw:name="f19" draw:formula="?f17 +10800"/>
              <draw:equation draw:name="f20" draw:formula="10800*cos(?f9 *(pi/180))"/>
              <draw:equation draw:name="f21" draw:formula="10800*sin(?f9 *(pi/180))"/>
              <draw:equation draw:name="f22" draw:formula="?f20 +10800"/>
              <draw:equation draw:name="f23" draw:formula="?f21 +10800"/>
              <draw:handle draw:handle-position="$0 $1" draw:handle-position-x="$0" draw:handle-position-y="$1"/>
            </draw:enhanced-geometry>
          </draw:custom-shape>
          <draw:custom-shape draw:name="2" draw:style-name="gr3" draw:text-style-name="P3" draw:layer="layout" svg:width="1cm" svg:height="1cm" svg:x="19cm" svg:y="9.3cm">
            <svg:title>2</svg:title>
            <text:p text:style-name="P2">2</text:p>
            <draw:enhanced-geometry svg:viewBox="0 0 21600 21600" draw:glue-points="10800 0 3160 3160 0 10800 3160 18440 10800 21600 18440 18440 21600 10800 18440 3160 ?f14 ?f15" draw:text-areas="3200 3200 18400 18400" draw:type="round-callout" draw:modifiers="18924.2757242757 -8717.68231768232" draw:enhanced-path="W 0 0 21600 21600 ?f22 ?f23 ?f18 ?f19 L ?f14 ?f15 Z N">
              <draw:equation draw:name="f0" draw:formula="$0 -10800"/>
              <draw:equation draw:name="f1" draw:formula="$1 -10800"/>
              <draw:equation draw:name="f2" draw:formula="?f0 *?f0 "/>
              <draw:equation draw:name="f3" draw:formula="?f1 *?f1 "/>
              <draw:equation draw:name="f4" draw:formula="?f2 +?f3 "/>
              <draw:equation draw:name="f5" draw:formula="sqrt(?f4 )"/>
              <draw:equation draw:name="f6" draw:formula="?f5 -10800"/>
              <draw:equation draw:name="f7" draw:formula="atan2(?f1 ,?f0 )/(pi/180)"/>
              <draw:equation draw:name="f8" draw:formula="?f7 -10"/>
              <draw:equation draw:name="f9" draw:formula="?f7 +10"/>
              <draw:equation draw:name="f10" draw:formula="10800*cos(?f7 *(pi/180))"/>
              <draw:equation draw:name="f11" draw:formula="10800*sin(?f7 *(pi/180))"/>
              <draw:equation draw:name="f12" draw:formula="?f10 +10800"/>
              <draw:equation draw:name="f13" draw:formula="?f11 +10800"/>
              <draw:equation draw:name="f14" draw:formula="if(?f6 ,$0 ,?f12 )"/>
              <draw:equation draw:name="f15" draw:formula="if(?f6 ,$1 ,?f13 )"/>
              <draw:equation draw:name="f16" draw:formula="10800*cos(?f8 *(pi/180))"/>
              <draw:equation draw:name="f17" draw:formula="10800*sin(?f8 *(pi/180))"/>
              <draw:equation draw:name="f18" draw:formula="?f16 +10800"/>
              <draw:equation draw:name="f19" draw:formula="?f17 +10800"/>
              <draw:equation draw:name="f20" draw:formula="10800*cos(?f9 *(pi/180))"/>
              <draw:equation draw:name="f21" draw:formula="10800*sin(?f9 *(pi/180))"/>
              <draw:equation draw:name="f22" draw:formula="?f20 +10800"/>
              <draw:equation draw:name="f23" draw:formula="?f21 +10800"/>
              <draw:handle draw:handle-position="$0 $1" draw:handle-position-x="$0" draw:handle-position-y="$1"/>
            </draw:enhanced-geometry>
          </draw:custom-shape>
          <draw:custom-shape draw:style-name="gr3" draw:text-style-name="P3" draw:layer="layout" svg:width="1cm" svg:height="1cm" svg:x="5.75cm" svg:y="8.55cm">
            <text:p text:style-name="P2">3</text:p>
            <draw:enhanced-geometry svg:viewBox="0 0 21600 21600" draw:glue-points="10800 0 3160 3160 0 10800 3160 18440 10800 21600 18440 18440 21600 10800 18440 3160 ?f14 ?f15" draw:text-areas="3200 3200 18400 18400" draw:type="round-callout" draw:modifiers="31849.7502497502 29605.5944055944" draw:enhanced-path="W 0 0 21600 21600 ?f22 ?f23 ?f18 ?f19 L ?f14 ?f15 Z N">
              <draw:equation draw:name="f0" draw:formula="$0 -10800"/>
              <draw:equation draw:name="f1" draw:formula="$1 -10800"/>
              <draw:equation draw:name="f2" draw:formula="?f0 *?f0 "/>
              <draw:equation draw:name="f3" draw:formula="?f1 *?f1 "/>
              <draw:equation draw:name="f4" draw:formula="?f2 +?f3 "/>
              <draw:equation draw:name="f5" draw:formula="sqrt(?f4 )"/>
              <draw:equation draw:name="f6" draw:formula="?f5 -10800"/>
              <draw:equation draw:name="f7" draw:formula="atan2(?f1 ,?f0 )/(pi/180)"/>
              <draw:equation draw:name="f8" draw:formula="?f7 -10"/>
              <draw:equation draw:name="f9" draw:formula="?f7 +10"/>
              <draw:equation draw:name="f10" draw:formula="10800*cos(?f7 *(pi/180))"/>
              <draw:equation draw:name="f11" draw:formula="10800*sin(?f7 *(pi/180))"/>
              <draw:equation draw:name="f12" draw:formula="?f10 +10800"/>
              <draw:equation draw:name="f13" draw:formula="?f11 +10800"/>
              <draw:equation draw:name="f14" draw:formula="if(?f6 ,$0 ,?f12 )"/>
              <draw:equation draw:name="f15" draw:formula="if(?f6 ,$1 ,?f13 )"/>
              <draw:equation draw:name="f16" draw:formula="10800*cos(?f8 *(pi/180))"/>
              <draw:equation draw:name="f17" draw:formula="10800*sin(?f8 *(pi/180))"/>
              <draw:equation draw:name="f18" draw:formula="?f16 +10800"/>
              <draw:equation draw:name="f19" draw:formula="?f17 +10800"/>
              <draw:equation draw:name="f20" draw:formula="10800*cos(?f9 *(pi/180))"/>
              <draw:equation draw:name="f21" draw:formula="10800*sin(?f9 *(pi/180))"/>
              <draw:equation draw:name="f22" draw:formula="?f20 +10800"/>
              <draw:equation draw:name="f23" draw:formula="?f21 +10800"/>
              <draw:handle draw:handle-position="$0 $1" draw:handle-position-x="$0" draw:handle-position-y="$1"/>
            </draw:enhanced-geometry>
          </draw:custom-shape>
          <draw:custom-shape draw:style-name="gr3" draw:text-style-name="P3" draw:layer="layout" svg:width="1cm" svg:height="1cm" svg:x="9cm" svg:y="9.05cm">
            <text:p text:style-name="P2">4</text:p>
            <draw:enhanced-geometry svg:viewBox="0 0 21600 21600" draw:glue-points="10800 0 3160 3160 0 10800 3160 18440 10800 21600 18440 18440 21600 10800 18440 3160 ?f14 ?f15" draw:text-areas="3200 3200 18400 18400" draw:type="round-callout" draw:modifiers="-19722.6773226773 21297.9020979021" draw:enhanced-path="W 0 0 21600 21600 ?f22 ?f23 ?f18 ?f19 L ?f14 ?f15 Z N">
              <draw:equation draw:name="f0" draw:formula="$0 -10800"/>
              <draw:equation draw:name="f1" draw:formula="$1 -10800"/>
              <draw:equation draw:name="f2" draw:formula="?f0 *?f0 "/>
              <draw:equation draw:name="f3" draw:formula="?f1 *?f1 "/>
              <draw:equation draw:name="f4" draw:formula="?f2 +?f3 "/>
              <draw:equation draw:name="f5" draw:formula="sqrt(?f4 )"/>
              <draw:equation draw:name="f6" draw:formula="?f5 -10800"/>
              <draw:equation draw:name="f7" draw:formula="atan2(?f1 ,?f0 )/(pi/180)"/>
              <draw:equation draw:name="f8" draw:formula="?f7 -10"/>
              <draw:equation draw:name="f9" draw:formula="?f7 +10"/>
              <draw:equation draw:name="f10" draw:formula="10800*cos(?f7 *(pi/180))"/>
              <draw:equation draw:name="f11" draw:formula="10800*sin(?f7 *(pi/180))"/>
              <draw:equation draw:name="f12" draw:formula="?f10 +10800"/>
              <draw:equation draw:name="f13" draw:formula="?f11 +10800"/>
              <draw:equation draw:name="f14" draw:formula="if(?f6 ,$0 ,?f12 )"/>
              <draw:equation draw:name="f15" draw:formula="if(?f6 ,$1 ,?f13 )"/>
              <draw:equation draw:name="f16" draw:formula="10800*cos(?f8 *(pi/180))"/>
              <draw:equation draw:name="f17" draw:formula="10800*sin(?f8 *(pi/180))"/>
              <draw:equation draw:name="f18" draw:formula="?f16 +10800"/>
              <draw:equation draw:name="f19" draw:formula="?f17 +10800"/>
              <draw:equation draw:name="f20" draw:formula="10800*cos(?f9 *(pi/180))"/>
              <draw:equation draw:name="f21" draw:formula="10800*sin(?f9 *(pi/180))"/>
              <draw:equation draw:name="f22" draw:formula="?f20 +10800"/>
              <draw:equation draw:name="f23" draw:formula="?f21 +10800"/>
              <draw:handle draw:handle-position="$0 $1" draw:handle-position-x="$0" draw:handle-position-y="$1"/>
            </draw:enhanced-geometry>
          </draw:custom-shape>
          <draw:custom-shape draw:style-name="gr3" draw:text-style-name="P3" draw:layer="layout" svg:width="1cm" svg:height="1cm" svg:x="9.5cm" svg:y="10.8cm">
            <text:p text:style-name="P2">6</text:p>
            <draw:enhanced-geometry svg:viewBox="0 0 21600 21600" draw:glue-points="10800 0 3160 3160 0 10800 3160 18440 10800 21600 18440 18440 21600 10800 18440 3160 ?f14 ?f15" draw:text-areas="3200 3200 18400 18400" draw:type="round-callout" draw:modifiers="-30857.1428571429 17802.1978021978" draw:enhanced-path="W 0 0 21600 21600 ?f22 ?f23 ?f18 ?f19 L ?f14 ?f15 Z N">
              <draw:equation draw:name="f0" draw:formula="$0 -10800"/>
              <draw:equation draw:name="f1" draw:formula="$1 -10800"/>
              <draw:equation draw:name="f2" draw:formula="?f0 *?f0 "/>
              <draw:equation draw:name="f3" draw:formula="?f1 *?f1 "/>
              <draw:equation draw:name="f4" draw:formula="?f2 +?f3 "/>
              <draw:equation draw:name="f5" draw:formula="sqrt(?f4 )"/>
              <draw:equation draw:name="f6" draw:formula="?f5 -10800"/>
              <draw:equation draw:name="f7" draw:formula="atan2(?f1 ,?f0 )/(pi/180)"/>
              <draw:equation draw:name="f8" draw:formula="?f7 -10"/>
              <draw:equation draw:name="f9" draw:formula="?f7 +10"/>
              <draw:equation draw:name="f10" draw:formula="10800*cos(?f7 *(pi/180))"/>
              <draw:equation draw:name="f11" draw:formula="10800*sin(?f7 *(pi/180))"/>
              <draw:equation draw:name="f12" draw:formula="?f10 +10800"/>
              <draw:equation draw:name="f13" draw:formula="?f11 +10800"/>
              <draw:equation draw:name="f14" draw:formula="if(?f6 ,$0 ,?f12 )"/>
              <draw:equation draw:name="f15" draw:formula="if(?f6 ,$1 ,?f13 )"/>
              <draw:equation draw:name="f16" draw:formula="10800*cos(?f8 *(pi/180))"/>
              <draw:equation draw:name="f17" draw:formula="10800*sin(?f8 *(pi/180))"/>
              <draw:equation draw:name="f18" draw:formula="?f16 +10800"/>
              <draw:equation draw:name="f19" draw:formula="?f17 +10800"/>
              <draw:equation draw:name="f20" draw:formula="10800*cos(?f9 *(pi/180))"/>
              <draw:equation draw:name="f21" draw:formula="10800*sin(?f9 *(pi/180))"/>
              <draw:equation draw:name="f22" draw:formula="?f20 +10800"/>
              <draw:equation draw:name="f23" draw:formula="?f21 +10800"/>
              <draw:handle draw:handle-position="$0 $1" draw:handle-position-x="$0" draw:handle-position-y="$1"/>
            </draw:enhanced-geometry>
          </draw:custom-shape>
          <draw:custom-shape draw:style-name="gr3" draw:text-style-name="P3" draw:layer="layout" svg:width="1cm" svg:height="1cm" svg:x="6cm" svg:y="10.3cm">
            <text:p text:style-name="P2">5</text:p>
            <draw:enhanced-geometry svg:viewBox="0 0 21600 21600" draw:glue-points="10800 0 3160 3160 0 10800 3160 18440 10800 21600 18440 18440 21600 10800 18440 3160 ?f14 ?f15" draw:text-areas="3200 3200 18400 18400" draw:type="round-callout" draw:modifiers="23606.7932067932 26088.3116883117" draw:enhanced-path="W 0 0 21600 21600 ?f22 ?f23 ?f18 ?f19 L ?f14 ?f15 Z N">
              <draw:equation draw:name="f0" draw:formula="$0 -10800"/>
              <draw:equation draw:name="f1" draw:formula="$1 -10800"/>
              <draw:equation draw:name="f2" draw:formula="?f0 *?f0 "/>
              <draw:equation draw:name="f3" draw:formula="?f1 *?f1 "/>
              <draw:equation draw:name="f4" draw:formula="?f2 +?f3 "/>
              <draw:equation draw:name="f5" draw:formula="sqrt(?f4 )"/>
              <draw:equation draw:name="f6" draw:formula="?f5 -10800"/>
              <draw:equation draw:name="f7" draw:formula="atan2(?f1 ,?f0 )/(pi/180)"/>
              <draw:equation draw:name="f8" draw:formula="?f7 -10"/>
              <draw:equation draw:name="f9" draw:formula="?f7 +10"/>
              <draw:equation draw:name="f10" draw:formula="10800*cos(?f7 *(pi/180))"/>
              <draw:equation draw:name="f11" draw:formula="10800*sin(?f7 *(pi/180))"/>
              <draw:equation draw:name="f12" draw:formula="?f10 +10800"/>
              <draw:equation draw:name="f13" draw:formula="?f11 +10800"/>
              <draw:equation draw:name="f14" draw:formula="if(?f6 ,$0 ,?f12 )"/>
              <draw:equation draw:name="f15" draw:formula="if(?f6 ,$1 ,?f13 )"/>
              <draw:equation draw:name="f16" draw:formula="10800*cos(?f8 *(pi/180))"/>
              <draw:equation draw:name="f17" draw:formula="10800*sin(?f8 *(pi/180))"/>
              <draw:equation draw:name="f18" draw:formula="?f16 +10800"/>
              <draw:equation draw:name="f19" draw:formula="?f17 +10800"/>
              <draw:equation draw:name="f20" draw:formula="10800*cos(?f9 *(pi/180))"/>
              <draw:equation draw:name="f21" draw:formula="10800*sin(?f9 *(pi/180))"/>
              <draw:equation draw:name="f22" draw:formula="?f20 +10800"/>
              <draw:equation draw:name="f23" draw:formula="?f21 +10800"/>
              <draw:handle draw:handle-position="$0 $1" draw:handle-position-x="$0" draw:handle-position-y="$1"/>
            </draw:enhanced-geometry>
          </draw:custom-shape>
        </draw:g>
        <draw:frame draw:style-name="gr2" draw:text-style-name="P1" draw:layer="layout" svg:width="18.999cm" svg:height="11.462cm" svg:x="1.201cm" svg:y="15.35cm">
          <draw:image xlink:href="Pictures/1000000100000471000002AE64B5A573.png" xlink:type="simple" xlink:show="embed" xlink:actuate="onLoad" draw:mime-type="image/png">
            <text:p/>
          </draw:image>
        </draw:frame>
        <draw:frame draw:style-name="gr2" draw:text-style-name="P1" draw:layer="layout" svg:width="18.999cm" svg:height="9.056cm" svg:x="0.751cm" svg:y="0.444cm">
          <draw:image xlink:href="Pictures/10000001000003DC000001D7D022312D.png" xlink:type="simple" xlink:show="embed" xlink:actuate="onLoad" draw:mime-type="image/png">
            <text:p/>
          </draw:image>
        </draw:frame>
      </draw:page>
      <draw:page draw:name="page2" draw:style-name="dp1" draw:master-page-name="Standard">
        <draw:frame draw:style-name="gr2" draw:text-style-name="P1" draw:layer="layout" svg:width="18.999cm" svg:height="8.06cm" svg:x="1.23cm" svg:y="2.65cm">
          <draw:image xlink:href="Pictures/10000001000006E3000002EC282C2FC1.png" xlink:type="simple" xlink:show="embed" xlink:actuate="onLoad" draw:mime-type="image/png">
            <text:p/>
          </draw:image>
        </draw:frame>
        <draw:frame draw:style-name="gr2" draw:text-style-name="P1" draw:layer="layout" svg:width="18.999cm" svg:height="6.025cm" svg:x="1.23cm" svg:y="11.719cm">
          <draw:image xlink:href="Pictures/10000001000006B300000220C8B470FE.png" xlink:type="simple" xlink:show="embed" xlink:actuate="onLoad" draw:mime-type="image/png">
            <text:p/>
          </draw:image>
        </draw:frame>
        <draw:frame draw:style-name="gr2" draw:text-style-name="P1" draw:layer="layout" svg:width="18.999cm" svg:height="7.874cm" svg:x="1.247cm" svg:y="19.712cm">
          <draw:image xlink:href="Pictures/1000000100000703000002E89C0AD181.png" xlink:type="simple" xlink:show="embed" xlink:actuate="onLoad" draw:mime-type="image/png">
            <text:p/>
          </draw:image>
        </draw:frame>
        <draw:frame draw:style-name="gr2" draw:text-style-name="P1" draw:layer="layout" svg:width="18.999cm" svg:height="6.317cm" svg:x="2.001cm" svg:y="18.25cm">
          <draw:image xlink:href="Pictures/10000001000006A9000002370FB30EA1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BabelStone Han" svg:font-family="'BabelStone Han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Roboto" svg:font-family="Roboto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draw:stroke-dash="Dash_20_Dot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BabelStone Han" style:font-family-asian="'BabelStone Han'" style:font-family-generic-asian="system" style:font-pitch-asian="variable" style:font-size-asian="18pt" style:font-style-asian="normal" style:font-weight-asian="normal" style:font-name-complex="Roboto" style:font-family-complex="Roboto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Toni Erdmann</meta:initial-creator>
    <meta:creation-date>2025-01-30T16:21:25.218561977</meta:creation-date>
    <dc:date>2025-03-21T23:56:57.170238446</dc:date>
    <dc:creator>Toni Erdmann</dc:creator>
    <meta:editing-duration>PT48M23S</meta:editing-duration>
    <meta:editing-cycles>7</meta:editing-cycles>
    <meta:generator>LibreOffice/25.2.1.2$Linux_X86_64 LibreOffice_project/520$Build-2</meta:generator>
    <meta:document-statistic meta:object-count="14"/>
  </office:meta>
</office:document-meta>
</file>